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59000000474CCE4C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391cm"/>
    </style:style>
    <style:style style:name="gr2" style:family="graphic">
      <style:graphic-properties style:protect="size"/>
    </style:style>
    <style:style style:name="pr1" style:family="presentation" style:parent-style-name="Blue_5f_Lines-title">
      <style:graphic-properties draw:fill-color="#ffffff" draw:auto-grow-height="true" fo:min-height="3.507cm"/>
    </style:style>
    <style:style style:name="pr2" style:family="presentation" style:parent-style-name="Blue_5f_Lines-subtitle" style:list-style-name="L2">
      <style:graphic-properties draw:fill-color="#ffffff" draw:auto-grow-height="true" fo:min-height="13.23cm"/>
    </style:style>
    <style:style style:name="pr3" style:family="presentation" style:parent-style-name="Blue_5f_Lines-notes">
      <style:graphic-properties draw:fill-color="#ffffff" draw:auto-grow-height="true" fo:min-height="11.413cm"/>
    </style:style>
    <style:style style:name="pr4" style:family="presentation" style:parent-style-name="Blue_5f_Lines-subtitle" style:list-style-name="L3">
      <style:graphic-properties draw:fill-color="#ffffff" draw:auto-grow-height="true" fo:min-height="13.23cm"/>
    </style:style>
    <style:style style:name="pr5" style:family="presentation" style:parent-style-name="Blue_5f_Lines-notes">
      <style:graphic-properties draw:fill-color="#ffffff" fo:min-height="11.413cm"/>
    </style:style>
    <style:style style:name="pr6" style:family="presentation" style:parent-style-name="Blue_5f_Lines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42cm" fo:margin-bottom="0.35cm" fo:text-indent="0cm"/>
      <style:text-properties fo:font-size="1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Multi-CPU Architectures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2">
              <text:list-item>
                <text:list>
                  <text:list-item>
                    <text:p text:style-name="P2">Sumit Khann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002cm" svg:height="0.937cm" svg:x="13.91cm" svg:y="12.325cm">
          <draw:text-box>
            <text:p text:style-name="P1"/>
          </draw:text-box>
        </draw:frame>
        <presentation:notes draw:style-name="dp2">
          <draw:page-thumbnail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Single Processors</text:p>
          </draw:text-box>
        </draw:frame>
        <draw:frame presentation:style-name="pr4" draw:text-style-name="P1" draw:layer="layout" svg:width="23.91cm" svg:height="13.23cm" svg:x="2.057cm" svg:y="5.838cm" presentation:class="subtitle">
          <draw:text-box>
            <text:list text:style-name="L3">
              <text:list-item>
                <text:list>
                  <text:list-item>
                    <text:p text:style-name="P1">All processes and threads must share time with a single set of re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Symmetric Multi-Processor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Typically has between 2 and 32 processors</text:p>
              </text:list-item>
            </text:list>
            <text:list text:style-name="L4">
              <text:list-item>
                <text:p text:style-name="P4">All processors access main memory</text:p>
              </text:list-item>
            </text:list>
            <text:list text:style-name="L4">
              <text:list-item>
                <text:p text:style-name="P4">Operating System must support SMP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SMP Myth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2 CPUs x 500Mhz != 1000Ghz</text:p>
              </text:list-item>
            </text:list>
            <text:list text:style-name="L4">
              <text:list-item>
                <text:p text:style-name="P4">A single program will run at the same speed</text:p>
              </text:list-item>
            </text:list>
            <text:list text:style-name="L4">
              <text:list-item>
                <text:p text:style-name="P4">Exception: multi-threaded programs</text:p>
              </text:list-item>
            </text:list>
            <text:list text:style-name="L4">
              <text:list-item>
                <text:p text:style-name="P4">Operating System Interrupt Management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Processor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Many Consumer Grade (Intel 486, Pentium through Pentium-4, AMD Athlon)</text:p>
              </text:list-item>
            </text:list>
            <text:list text:style-name="L4">
              <text:list-item>
                <text:p text:style-name="P4">Server Variations (AMD Opteron, Intel Xeon)</text:p>
              </text:list-item>
            </text:list>
            <text:list text:style-name="L4">
              <text:list-item>
                <text:p text:style-name="P4">Server (Sun UltraSparc, SGI MIPS, Intel Itanium)</text:p>
              </text:list-item>
            </text:list>
            <text:list text:style-name="L4">
              <text:list-item>
                <text:p text:style-name="P4">Celerons / old Athlons Cavets</text:p>
              </text:list-item>
            </text:list>
            <text:list text:style-name="L4">
              <text:list-item>
                <text:p text:style-name="P4">Matched Processor Sets (Family/Stepping)</text:p>
              </text:list-item>
            </text:list>
            <text:list text:style-name="L4">
              <text:list-item>
                <text:p text:style-name="P4">AMD's Interesting Chipset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NUMA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Non-Uniform Memory Architecture </text:p>
              </text:list-item>
            </text:list>
            <text:list text:style-name="L4">
              <text:list-item>
                <text:p text:style-name="P4">Each processor has its own memory bank</text:p>
              </text:list-item>
            </text:list>
            <text:list text:style-name="L4">
              <text:list-item>
                <text:p text:style-name="P4">Introduces the concepts of Local and Remote Memory</text:p>
              </text:list-item>
            </text:list>
            <text:list text:style-name="L4">
              <text:list-item>
                <text:p text:style-name="P4">Typically large amounts of processors (over 32)</text:p>
              </text:list-item>
            </text:list>
            <text:list text:style-name="L4">
              <text:list-item>
                <text:p text:style-name="P4">Processors are placed into Nodes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6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Hyper-Threading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Intel's implementation of two-thread Simultaneous Multi-Threading (SMT)</text:p>
              </text:list-item>
            </text:list>
            <text:list text:style-name="L4">
              <text:list-item>
                <text:p text:style-name="P4">One Physical Processor with Two Logical Processors</text:p>
              </text:list-item>
            </text:list>
            <text:list text:style-name="L4">
              <text:list-item>
                <text:p text:style-name="P4">Architecture State is duplicated but Execution Units are not</text:p>
              </text:list-item>
            </text:list>
            <text:list text:style-name="L4">
              <text:list-item>
                <text:p text:style-name="P4">Resources are shared but number of idle units are minimized 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HT Hazards</text:p>
          </draw:text-box>
        </draw:frame>
        <draw:frame presentation:style-name="pr6" draw:text-style-name="P5" draw:layer="layout" svg:width="23.91cm" svg:height="13.23cm" svg:x="2.057cm" svg:y="5.838cm" presentation:class="outline">
          <draw:text-box>
            <text:list text:style-name="L4">
              <text:list-item>
                <text:p text:style-name="P5"><text:span text:style-name="T1">Cache Missing for Fun and Profit</text:span><text:span text:style-name="T2"> by Colin Percival</text:span></text:p>
              </text:list-item>
            </text:list>
            <text:list text:style-name="L4">
              <text:list-item>
                <text:p text:style-name="P5"><text:span text:style-name="T2">SMP / HT Systems with 4 logical processors 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lue_5f_Lines-title" style:display-name="Blue_Lin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Lines-subtitle" style:display-name="Blue_Lin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color="#333366" draw:textarea-horizontal-align="center" draw:textarea-vertical-align="middle"/>
    </style:style>
    <style:style style:name="gr3" style:family="graphic" style:parent-style-name="standard">
      <style:graphic-properties draw:fill="solid" draw:fill-color="#333366" draw:opacity-name="Transparency_20_3" draw:textarea-horizontal-align="center" draw:textarea-vertical-align="middle"/>
    </style:style>
    <style:style style:name="gr4" style:family="graphic" style:parent-style-name="standard">
      <style:graphic-properties svg:stroke-width="0cm" svg:stroke-color="#333366" draw:marker-start-width="0.2cm" draw:marker-end-width="0.2cm" draw:fill="solid" draw:fill-color="#000000" draw:fill-gradient-name="Gradient_20_3" draw:opacity="40%" draw:textarea-horizontal-align="center" draw:textarea-vertical-align="middle" draw:shadow-opacity="40%"/>
    </style:style>
    <style:style style:name="gr5" style:family="graphic" style:parent-style-name="objectwithoutfill">
      <style:graphic-properties svg:stroke-color="#333366" draw:fill="none" draw:fill-gradient-name="Azul_20_y_20_Negro_20_2" draw:opacity="100%" draw:textarea-horizontal-align="center" draw:textarea-vertical-align="middle" draw:shadow-opacity="100%"/>
    </style:style>
    <style:style style:name="gr6" style:family="graphic" style:parent-style-name="standard">
      <style:graphic-properties draw:fill="solid" draw:fill-color="#000000" draw:opacity="35%" draw:textarea-horizontal-align="center" draw:textarea-vertical-align="middle" draw:shadow-opacity="35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dp1">
      <draw:g>
        <draw:rect draw:style-name="gr1" draw:text-style-name="P1" draw:layer="backgroundobjects" svg:width="28.22cm" svg:height="21.17cm" svg:x="0cm" svg:y="0cm">
          <text:p/>
        </draw:rect>
        <draw:g>
          <draw:g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0.5cm" svg:x2="28.22cm" svg:y2="20.5cm">
              <text:p/>
            </draw:line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1cm" svg:x2="28.22cm" svg:y2="21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cm" svg:x2="28.22cm" svg:y2="19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.5cm" svg:x2="28.22cm" svg:y2="19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7.5cm" svg:x2="28.22cm" svg:y2="17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8cm" svg:x2="28.22cm" svg:y2="18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cm" svg:x2="28.22cm" svg:y2="16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.5cm" svg:x2="28.22cm" svg:y2="16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4.5cm" svg:x2="28.22cm" svg:y2="14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5cm" svg:x2="28.22cm" svg:y2="15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cm" svg:x2="28.22cm" svg:y2="13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.5cm" svg:x2="28.22cm" svg:y2="13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1.5cm" svg:x2="28.22cm" svg:y2="11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2cm" svg:x2="28.22cm" svg:y2="12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cm" svg:x2="28.22cm" svg:y2="10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.5cm" svg:x2="28.22cm" svg:y2="10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8.5cm" svg:x2="28.22cm" svg:y2="8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9cm" svg:x2="28.22cm" svg:y2="9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cm" svg:x2="28.22cm" svg:y2="7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.5cm" svg:x2="28.22cm" svg:y2="7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5.5cm" svg:x2="28.22cm" svg:y2="5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6cm" svg:x2="28.22cm" svg:y2="6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cm" svg:x2="28.22cm" svg:y2="4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.5cm" svg:x2="28.22cm" svg:y2="4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2.5cm" svg:x2="28.22cm" svg:y2="2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3cm" svg:x2="28.22cm" svg:y2="3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1.5cm" svg:x2="28.22cm" svg:y2="1.5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0.5cm" svg:x2="28.22cm" svg:y2="0.5cm">
              <text:p/>
            </draw:line>
          </draw:g>
          <draw:rect draw:style-name="gr3" draw:text-style-name="P1" draw:layer="backgroundobjects" svg:width="28.22cm" svg:height="21.17cm" svg:x="0cm" svg:y="0cm">
            <text:p/>
          </draw:rect>
        </draw:g>
      </draw:g>
      <draw:polygon draw:style-name="gr4" draw:text-style-name="P1" draw:layer="backgroundobjects" svg:width="28.219cm" svg:height="21.169cm" svg:x="0cm" svg:y="0.001cm" svg:viewBox="0 0 28220 21170" draw:points="28219,0 28219,16405 9828,16405 5913,21169 0,21169 0,10586 0,4771 18392,4771 22310,0">
        <text:p/>
      </draw:polygon>
      <draw:g>
        <draw:rect draw:style-name="gr5" draw:layer="backgroundobjects" svg:width="2.458cm" svg:height="5.879cm" svg:x="0.331cm" svg:y="5.244cm">
          <text:p/>
        </draw:rect>
        <draw:rect draw:style-name="gr5" draw:layer="backgroundobjects" svg:width="20.851cm" svg:height="2.779cm" svg:x="1.793cm" svg:y="7.631cm">
          <text:p/>
        </draw:rect>
        <draw:rect draw:style-name="gr5" draw:layer="backgroundobjects" svg:width="2.126cm" svg:height="10.173cm" svg:x="1.461cm" svg:y="9.059cm">
          <text:p/>
        </draw:rect>
        <draw:rect draw:style-name="gr5" draw:layer="backgroundobjects" svg:width="4.116cm" svg:height="1.906cm" svg:x="2.855cm" svg:y="16.926cm">
          <text:p/>
        </draw:rect>
        <draw:rect draw:style-name="gr5" draw:layer="backgroundobjects" svg:width="3.451cm" svg:height="11.921cm" svg:x="23.972cm" svg:y="1.827cm">
          <text:p/>
        </draw:rect>
        <draw:rect draw:style-name="gr5" draw:layer="backgroundobjects" svg:width="7.036cm" svg:height="6.597cm" svg:x="18.992cm" svg:y="9.137cm">
          <text:p/>
        </draw:rect>
        <draw:rect draw:style-name="gr5" draw:layer="backgroundobjects" svg:width="9.164cm" svg:height="5.244cm" svg:x="11.022cm" svg:y="6.278cm">
          <text:p/>
        </draw:rect>
        <draw:rect draw:style-name="gr5" draw:layer="backgroundobjects" svg:width="1.262cm" svg:height="8.504cm" svg:x="6.708cm" svg:y="9.137cm">
          <text:p/>
        </draw:rect>
        <draw:rect draw:style-name="gr5" draw:layer="backgroundobjects" svg:width="7.236cm" svg:height="2.702cm" svg:x="8.898cm" svg:y="12.794cm">
          <text:p/>
        </draw:rect>
        <draw:rect draw:style-name="gr5" draw:layer="backgroundobjects" svg:width="26.429cm" svg:height="0.872cm" svg:x="0.798cm" svg:y="14.146cm">
          <text:p/>
        </draw:rect>
        <draw:rect draw:style-name="gr5" draw:layer="backgroundobjects" svg:width="3.723cm" svg:height="2.862cm" svg:x="21.512cm" svg:y="2.862cm">
          <text:p/>
        </draw:rect>
        <draw:rect draw:style-name="gr5" draw:layer="backgroundobjects" svg:width="4.513cm" svg:height="0.951cm" svg:x="20.653cm" svg:y="12.634cm">
          <text:p/>
        </draw:rect>
        <draw:rect draw:style-name="gr5" draw:layer="backgroundobjects" svg:width="1.395cm" svg:height="3.02cm" svg:x="4.649cm" svg:y="6.278cm">
          <text:p/>
        </draw:rect>
        <draw:rect draw:style-name="gr5" draw:layer="backgroundobjects" svg:width="1.793cm" svg:height="2.861cm" svg:x="8.434cm" svg:y="6.437cm">
          <text:p/>
        </draw:rect>
        <draw:polyline draw:style-name="gr5" draw:layer="backgroundobjects" svg:width="2.851cm" svg:height="8.912cm" svg:x="4.524cm" svg:y="12.066cm" svg:viewBox="0 0 2852 8913" draw:points="0,8912 0,0 2849,0 2851,7226">
          <text:p/>
        </draw:polyline>
        <draw:polyline draw:style-name="gr5" draw:layer="backgroundobjects" svg:width="2.747cm" svg:height="7.717cm" svg:x="0cm" svg:y="13.261cm" svg:viewBox="0 0 2748 7718" draw:points="0,0 2747,0 2747,7717">
          <text:p/>
        </draw:polyline>
        <draw:polyline draw:style-name="gr5" draw:layer="backgroundobjects" svg:width="3.112cm" svg:height="6.018cm" svg:x="13.195cm" svg:y="4.848cm" svg:viewBox="0 0 3113 6019" draw:points="0,0 0,6018 3112,6018 3112,0">
          <text:p/>
        </draw:polyline>
        <draw:polyline draw:style-name="gr5" draw:layer="backgroundobjects" svg:width="9.358cm" svg:height="3.76cm" svg:x="0cm" svg:y="4.848cm" svg:viewBox="0 0 9359 3761" draw:points="9358,0 9358,3760 0,3760">
          <text:p/>
        </draw:polyline>
        <draw:polyline draw:style-name="gr5" draw:layer="backgroundobjects" svg:width="7.224cm" svg:height="4.097cm" svg:x="12.529cm" svg:y="12.195cm" svg:viewBox="0 0 7225 4098" draw:points="0,4097 0,0 7224,0 7224,4097">
          <text:p/>
        </draw:polyline>
        <draw:polyline draw:style-name="gr5" draw:layer="backgroundobjects" svg:width="6.855cm" svg:height="5.586cm" svg:x="21.365cm" svg:y="1.289cm" svg:viewBox="0 0 6856 5587" draw:points="6855,5586 0,5586 0,0">
          <text:p/>
        </draw:polyline>
        <draw:rect draw:style-name="gr5" draw:layer="backgroundobjects" svg:width="3.112cm" svg:height="2.529cm" svg:x="24.643cm" svg:y="0.756cm">
          <text:p/>
        </draw:rect>
      </draw:g>
      <draw:rect draw:style-name="gr6" draw:text-style-name="P1" draw:layer="backgroundobjects" svg:width="28.22cm" svg:height="21.17cm" svg:x="0cm" svg:y="0cm">
        <text:p/>
      </draw:rect>
      <draw:frame presentation:style-name="Blue_5f_Lines-title" draw:layer="backgroundobjects" svg:width="23.91cm" svg:height="3.506cm" svg:x="2.057cm" svg:y="1.743cm" presentation:class="title" presentation:placeholder="true">
        <draw:text-box/>
      </draw:frame>
      <draw:frame presentation:style-name="Blue_5f_Lines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Sumit Khanna</meta:initial-creator>
    <meta:creation-date>2005-11-22T09:27:31</meta:creation-date>
    <dc:date>2005-11-28T21:38:38</dc:date>
    <dc:language>en-US</dc:language>
    <meta:editing-cycles>8</meta:editing-cycles>
    <meta:editing-duration>PT2H30M35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